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/" manifest:media-type="application/vnd.oasis.opendocument.text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automatic-styles/>
  <office:body>
    <office:text>
      <text:p>C:\Users\okuty\OneDrive\Рабочий стол\hac\models\Нарушения хакатон\_ Залез 2 фаворит.mp4</text:p>
      <text:p>7.9412666666666665 Работа в подвагонном пространстве</text:p>
      <text:p>C:\Users\okuty\OneDrive\Рабочий стол\hac\models\Нарушения хакатон\8 видос, 2-е, без СИЗ.mp4</text:p>
      <text:p>8.4084 - Отсутствует жилет</text:p>
      <text:p>21.488133333333334 - Отсутствует каска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